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s Dokument wurde ersetzt, weil beim originären Doku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tentiell schadhafter Code entdeckt wurd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 Original wird nicht ausgeliefert.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